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asian="Calibri" style:font-name-complex="Arial" fo:font-weight="bold" style:font-weight-asian="bold" style:font-weight-complex="bold" fo:text-shadow="0.0291in 0.0291in 0.0138in #5B9BD5" fo:color="#5B9BD5" fo:font-size="16pt" style:font-size-asian="16pt" style:font-size-complex="16pt" fo:background-color="#FFFFFF"/>
    </style:style>
    <style:style style:name="P2" style:parent-style-name="Normal" style:family="paragraph">
      <style:text-properties style:font-name-asian="Calibri" style:font-weight-complex="bold" fo:text-shadow="0.0145in 0.0145in 0.0416in #000000" fo:color="#000000" fo:font-size="18pt" style:font-size-asian="18pt" style:font-size-complex="18pt"/>
    </style:style>
    <style:style style:name="T3"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4"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5"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6"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7"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8" style:parent-style-name="Normal" style:list-style-name="LFO1" style:family="paragraph"/>
    <style:style style:name="T9"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10"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11"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12" style:parent-style-name="Normal" style:family="paragraph">
      <style:text-properties style:font-name-asian="Calibri" style:font-weight-complex="bold" fo:text-shadow="0.0145in 0.0145in 0.0416in #000000" fo:color="#000000" fo:font-size="18pt" style:font-size-asian="18pt" style:font-size-complex="18pt"/>
    </style:style>
    <style:style style:name="P13" style:parent-style-name="Normal" style:family="paragraph">
      <style:text-properties style:font-name-asian="Calibri" fo:font-weight="bold" style:font-weight-asian="bold" fo:text-shadow="0.0291in 0.0291in 0.0138in #5B9BD5" fo:color="#5B9BD5" fo:font-size="18pt" style:font-size-asian="18pt" style:font-size-complex="18pt"/>
    </style:style>
    <style:style style:name="P14" style:parent-style-name="Normal" style:list-style-name="LFO2" style:family="paragraph">
      <style:text-properties style:font-name-asian="Calibri" fo:font-weight="bold" style:font-weight-asian="bold" fo:text-shadow="0.0291in 0.0291in 0.0138in #5B9BD5" fo:color="#5B9BD5" fo:font-size="18pt" style:font-size-asian="18pt" style:font-size-complex="18pt"/>
    </style:style>
    <style:style style:name="T15"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16"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17"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18"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19"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20"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21" style:parent-style-name="DefaultParagraphFont" style:family="text">
      <style:text-properties style:font-name-asian="Calibri" style:font-weight-complex="bold" fo:text-shadow="0.0145in 0.0145in 0.0416in #000000" fo:color="#000000" fo:font-size="18pt" style:font-size-asian="18pt" style:font-size-complex="18pt"/>
    </style:style>
    <style:style style:name="T22"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23"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24"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25" style:parent-style-name="Normal" style:list-style-name="LFO3" style:family="paragraph"/>
    <style:style style:name="T26"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27"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28" style:parent-style-name="Normal" style:list-style-name="LFO3" style:family="paragraph"/>
    <style:style style:name="T29"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30"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31"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32"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33"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34"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T35"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36" style:parent-style-name="Normal" style:list-style-name="LFO3" style:family="paragraph"/>
    <style:style style:name="T37" style:parent-style-name="DefaultParagraphFont" style:family="text">
      <style:text-properties style:font-name-asian="Calibri" fo:font-weight="bold" style:font-weight-asian="bold" style:font-weight-complex="bold" fo:text-shadow="0.0291in 0.0291in 0.0138in #5B9BD5" fo:color="#5B9BD5" fo:font-size="18pt" style:font-size-asian="18pt" style:font-size-complex="18pt"/>
    </style:style>
    <style:style style:name="T38" style:parent-style-name="DefaultParagraphFont" style:family="text">
      <style:text-properties style:font-name-asian="Calibri" fo:font-weight="bold" style:font-weight-asian="bold" fo:text-shadow="0.0291in 0.0291in 0.0138in #5B9BD5" fo:color="#5B9BD5" fo:font-size="18pt" style:font-size-asian="18pt" style:font-size-complex="18pt"/>
    </style:style>
    <style:style style:name="P39" style:parent-style-name="Normal" style:family="paragraph">
      <style:text-properties style:font-name-asian="Calibri" fo:font-size="18pt" style:font-size-asian="18pt" style:font-size-complex="18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Bài tập] Làm quen với đơn vị lưu trữ cơ bản<text:s/></text:p>
      <text:p text:style-name="P2">Cách chuyển đổi từ bit sang byte</text:p>
      <text:p text:style-name="Normal"><text:span text:style-name="T3">Để chuyển đổi một giá trị từ<text:s/></text:span><text:span text:style-name="T4">bit</text:span><text:span text:style-name="T5"><text:s/>sang<text:s/></text:span><text:span text:style-name="T6">byte</text:span><text:span text:style-name="T7">, bạn chia số bit đó cho 8.</text:span></text:p>
      <text:list text:style-name="LFO1" text:continue-numbering="true">
        <text:list-item>
          <text:p text:style-name="P8"><text:span text:style-name="T9">Công thức:</text:span><text:span text:style-name="T10"><text:s/>Số lượng Byte = Số lượng Bit÷8</text:span></text:p>
        </text:list-item>
      </text:list>
      <text:p text:style-name="Normal"><text:span text:style-name="T11"><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p text:style-name="P12"><text:s/>Phép Toán 1024 bit thành byte</text:p>
      <text:p text:style-name="P13">Áp dụng công thức trên, ta có:</text:p>
      <text:list text:style-name="LFO2" text:continue-numbering="true">
        <text:list-item>
          <text:p text:style-name="P14">1024 bit÷8=128 byte</text:p>
        </text:list-item>
      </text:list>
      <text:p text:style-name="Normal"><text:span text:style-name="T15">Vậy,<text:s/></text:span><text:span text:style-name="T16">1024 bit</text:span><text:span text:style-name="T17"><text:s/>tương đương với<text:s/></text:span><text:span text:style-name="T18">128 byte</text:span><text:span text:style-name="T19">.</text:span></text:p>
      <text:p text:style-name="Normal"><text:span text:style-name="T20"><draw:custom-shape svg:x="1in" svg:y="5.68333in" svg:width="6.5in" svg:height="0.09167in" draw:z-index="0" draw:id="id1" draw:style-name="a1" draw:name="Horizontal Line 2" text:anchor-type="as-char"><svg:title/><svg:desc/><draw:enhanced-geometry draw:type="non-primitive" svg:viewBox="0 0 21600 21600" draw:enhanced-path="M 0 0 L 21600 0 21600 21600 0 21600 Z N"/></draw:custom-shape></text:span><text:span text:style-name="T21"><text:s/>TẠi sao 1 byte = 8 bit ?</text:span></text:p>
      <text:p text:style-name="Normal"><text:span text:style-name="T22">Lý do<text:s/></text:span><text:span text:style-name="T23">1 byte bằng 8 bit</text:span><text:span text:style-name="T24"><text:s/>bắt nguồn từ lịch sử phát triển máy tính, chủ yếu là để lưu trữ một ký tự văn bản.</text:span></text:p>
      <text:list text:style-name="LFO3" text:continue-numbering="true">
        <text:list-item>
          <text:p text:style-name="P25"><text:span text:style-name="T26">Ý nghĩa thực tế:</text:span><text:span text:style-name="T27"><text:s/>Ban đầu, 8 bit (một byte) đủ để mã hóa 256 ký tự khác nhau (28=256). Điều này đủ để biểu diễn tất cả các chữ cái (viết hoa và viết thường), chữ số, ký hiệu và các ký tự đặc biệt cần thiết trong bảng mã ASCII (American Standard Code for Information Interchange).</text:span></text:p>
        </text:list-item>
        <text:list-item>
          <text:p text:style-name="P28"><text:span text:style-name="T29">Ví dụ:</text:span><text:span text:style-name="T30"><text:s/>Trong bảng mã ASCII, chữ cái 'A' được biểu diễn bằng 8 bit dưới dạng<text:s/></text:span><text:span text:style-name="T31">01000001</text:span><text:span text:style-name="T32">, chữ cái 'B' là<text:s/></text:span><text:span text:style-name="T33">01000010</text:span><text:span text:style-name="T34">, v.v. Cả hai đều chiếm đúng 1 byte. Việc sử dụng 8 bit làm<text:s/></text:span><text:soft-page-break/><text:span text:style-name="T35">đơn vị cơ bản giúp đồng nhất và hiệu quả trong việc xử lý, truyền tải và lưu trữ thông tin văn bản.</text:span></text:p>
        </text:list-item>
        <text:list-item>
          <text:p text:style-name="P36"><text:span text:style-name="T37">Lợi ích:</text:span><text:span text:style-name="T38"><text:s/>Việc nhóm các bit thành byte giúp máy tính xử lý dữ liệu theo từng khối lớn hơn thay vì từng bit đơn lẻ. Điều này làm tăng tốc độ và hiệu quả của các phép tính cũng như việc truyền dữ liệu.</text:span></text:p>
        </text:list-item>
      </text:list>
      <text:p text:style-name="P3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Quoc Thinh</meta:initial-creator>
    <dc:creator>Quoc Thinh</dc:creator>
    <meta:creation-date>2025-09-14T18:06:00Z</meta:creation-date>
    <dc:date>2025-09-14T18:06:00Z</dc:date>
    <meta:template xlink:href="Normal" xlink:type="simple"/>
    <meta:editing-cycles>2</meta:editing-cycles>
    <meta:editing-duration>PT60S</meta:editing-duration>
    <meta:document-statistic meta:page-count="2" meta:paragraph-count="2" meta:word-count="178" meta:character-count="1196" meta:row-count="8" meta:non-whitespace-character-count="1020"/>
  </office:meta>
</office:document-meta>
</file>